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Calibri" fo:font-size="10.5pt" fo:font-style="italic" fo:font-weight="bold" fo:background-color="#1a1a1a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d8dee9" loext:opacity="100%" style:font-name="Calibri" fo:font-size="10.5pt" fo:font-weight="normal" fo:background-color="#1a1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s Acabadas Semana 7(24-02/02-03):</text:p>
      <text:p text:style-name="P1">1. Revisar todos los códigos para borrar partes innecesarias. para así poder exportar las partes necesarias entre scripts y que esté todo más ordenado.</text:p>
      <text:p text:style-name="P1">2. Estudiar sobre hardware disponible para decidir qué portátil comprar</text:p>
      <text:p text:style-name="P1">3.Descargar Cursor</text:p>
      <text:p text:style-name="P1">4. Empezar la funcionalidad de que los filtros aparezcan en la propia columna, no como un panel separado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03:51.573599300</meta:creation-date>
    <dc:date>2025-03-09T12:19:57.936179800</dc:date>
    <meta:editing-duration>P4DT19H5M54S</meta:editing-duration>
    <meta:editing-cycles>1</meta:editing-cycles>
    <meta:document-statistic meta:table-count="0" meta:image-count="0" meta:object-count="0" meta:page-count="1" meta:paragraph-count="5" meta:word-count="58" meta:character-count="383" meta:non-whitespace-character-count="330"/>
    <meta:generator>LibreOffice/25.2.1.2$Windows_X86_64 LibreOffice_project/d3abf4aee5fd705e4a92bba33a32f40bc4e56f49</meta:generator>
  </office:meta>
</office:document-meta>
</file>